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normal">
      <style:text-properties fo:font-size="18pt" style:font-size-asian="18pt" style:font-size-complex="18pt"/>
    </style:style>
    <style:style style:name="P2" style:family="paragraph" style:parent-style-name="normal" style:master-page-name="Standard">
      <style:paragraph-properties style:page-number="1"/>
    </style:style>
    <style:style style:name="P3" style:family="paragraph" style:parent-style-name="normal">
      <style:text-properties fo:font-size="11pt" style:font-size-asian="11pt" style:font-size-complex="11pt"/>
    </style:style>
    <style:style style:name="P4" style:family="paragraph" style:parent-style-name="normal">
      <style:text-properties fo:font-size="11pt" officeooo:paragraph-rsid="001d400c" style:font-size-asian="11pt" style:font-size-complex="11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3" style:family="text">
      <style:text-properties fo:font-size="13pt" fo:font-weight="bold" style:font-size-asian="13pt" style:font-weight-asian="bold" style:font-size-complex="13pt"/>
    </style:style>
    <style:style style:name="T4" style:family="text">
      <style:text-properties fo:font-size="21pt" fo:font-weight="bold" style:font-size-asian="21pt" style:font-weight-asian="bold" style:font-size-complex="21pt"/>
    </style:style>
    <style:style style:name="T5" style:family="text">
      <style:text-properties fo:font-weight="bold" style:font-weight-asian="bold"/>
    </style:style>
    <style:style style:name="T6" style:family="text">
      <style:text-properties officeooo:rsid="001d40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Titre : Recopie mots et Indice </text:span></text:p>
      <text:p text:style-name="P1"/>
      <text:p text:style-name="P1"/>
      <text:p text:style-name="normal"><text:span text:style-name="T2">Declaration variable : </text:span></text:p>
      <text:p text:style-name="normal">define NBREMOT 5 : entier </text:p>
      <text:p text:style-name="normal"/>
      <text:p text:style-name="normal">*strcpy(char *destination, const char *source) : entier </text:p>
      <text:p text:style-name="normal"/>
      <text:p text:style-name="normal">Nombre = 0 ; </text:p>
      <text:p text:style-name="normal">taille :entier ; </text:p>
      <text:p text:style-name="normal"/>
      <text:p text:style-name="normal">TabStockageMot[20] : bool </text:p>
      <text:p text:style-name="normal">TabStockageIndice[100 : bool </text:p>
      <text:p text:style-name="normal"/>
      <text:p text:style-name="normal"><text:s/>*TabMotANIME[NBREMOT] = {"NARUTO", "ONE PIECE", "DRAGON BALL Z"} : bool</text:p>
      <text:p text:style-name="normal"/>
      <text:p text:style-name="normal">*TabIndiceANIME[NBREMOT] = {"POSSEDE UN DEMON A 9 QUEUES", "LE ROI DES PIRATES, CA SERA MOIIII", "KA-ME-HA-ME-HAAAA", "J'AI MANGE MON PAPA", "SI JE MEURS ICI, CELA SERA DEFINITF..."}; : bool </text:p>
      <text:p text:style-name="normal"/>
      <text:p text:style-name="normal"/>
      <text:p text:style-name="P3"><text:span text:style-name="T3">Début</text:span><text:span text:style-name="T5"> </text:span></text:p>
      <text:p text:style-name="P3"/>
      <text:p text:style-name="P4">// Pour le test - Donc Naruto -</text:p>
      <text:p text:style-name="P4">// 1e mot du Tableau Mot = NARUTO</text:p>
      <text:p text:style-name="P3"/>
      <text:p text:style-name="P3"><text:tab/>taille = strlen(TabMotANIME[Nombre]);</text:p>
      <text:p text:style-name="P3"><text:tab/>ecrire("La taille du mot est de %d.\n", taille);</text:p>
      <text:p text:style-name="P3"/>
      <text:p text:style-name="P3"><text:s text:c="2"/><text:tab/><text:span text:style-name="T6">copier</text:span>(TabStockageMot, TabMotANIME[Nombre]); </text:p>
      <text:p text:style-name="P3"><text:tab/><text:span text:style-name="T6">copier</text:span>(TabStockageIndice, TabIndiceANIME[Nombre]); </text:p>
      <text:p text:style-name="P3"/>
      <text:p text:style-name="P3"><text:tab/>ecrire("Votre copie MOT est”, TabStockageMot); </text:p>
      <text:p text:style-name="P3"><text:tab/>ecrire("Votre copie INDICE est” , TabStockageIndice);</text:p>
      <text:p text:style-name="P3"/>
      <text:p text:style-name="P3"/>
      <text:p text:style-name="P3"><text:span text:style-name="T3">Fin</text:span><text:span text:style-name="T5">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05T19:49:43.520000000</dc:date>
    <meta:editing-duration>PT1M28S</meta:editing-duration>
    <meta:editing-cycles>2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20" meta:word-count="117" meta:character-count="847" meta:non-whitespace-character-count="727"/>
  </office:meta>
</office:document-meta>
</file>